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RUNO_MAIA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121 USF MAIS PROFESSOR BRUNO MAI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BRUNO MAIA III, 0000152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4H56M0S" table:style-name="ce3">
            <text:p>14:56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LANA OLIVEIRA DE ATAÍDE</text:p>
          </table:table-cell>
          <table:table-cell office:value-type="date" office:date-value="2006-04-25T00:00:00" table:style-name="ce2">
            <text:p>25/04/2006</text:p>
          </table:table-cell>
          <table:table-cell office:value-type="string" table:style-name="ce1">
            <text:p>19 anos e 4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718.084-65</text:p>
          </table:table-cell>
          <table:table-cell office:value-type="float" office:value="706203000191560" table:style-name="ce1">
            <text:p>7,06203E+14</text:p>
          </table:table-cell>
          <table:table-cell office:value-type="string" table:style-name="ce1">
            <text:p>(81) 99418-99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to antonio</text:p>
          </table:table-cell>
          <table:table-cell office:value-type="string" table:style-name="ce1">
            <text:p>97A</text:p>
          </table:table-cell>
          <table:table-cell office:value-type="string" table:style-name="ce1">
            <text:p>CASA DE ALLAN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34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1" table:style-name="ce1">
            <text:p>55,1</text:p>
          </table:table-cell>
          <table:table-cell office:value-type="float" office:value="155" table:style-name="ce1">
            <text:p>155</text:p>
          </table:table-cell>
          <table:table-cell office:value-type="date" office:date-value="2025-03-25T00:00:00" table:style-name="ce2">
            <text:p>25/03/2025</text:p>
          </table:table-cell>
          <table:table-cell office:value-type="string" table:style-name="ce1">
            <text:p>90/60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RICKA DA SILVA NASCIMENTO</text:p>
          </table:table-cell>
          <table:table-cell office:value-type="date" office:date-value="2002-07-09T00:00:00" table:style-name="ce2">
            <text:p>09/07/2002</text:p>
          </table:table-cell>
          <table:table-cell office:value-type="string" table:style-name="ce1">
            <text:p>23 anos e 1 mê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7.906.654-92</text:p>
          </table:table-cell>
          <table:table-cell office:value-type="float" office:value="709608616762674" table:style-name="ce1">
            <text:p>7,09609E+14</text:p>
          </table:table-cell>
          <table:table-cell office:value-type="string" table:style-name="ce1">
            <text:p>(81) 98894-68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abutã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33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.5" table:style-name="ce1">
            <text:p>95,5</text:p>
          </table:table-cell>
          <table:table-cell office:value-type="float" office:value="157" table:style-name="ce1">
            <text:p>157</text:p>
          </table:table-cell>
          <table:table-cell office:value-type="date" office:date-value="2025-03-25T00:00:00" table:style-name="ce2">
            <text:p>25/03/2025</text:p>
          </table:table-cell>
          <table:table-cell office:value-type="string" table:style-name="ce1">
            <text:p>100/60</text:p>
          </table:table-cell>
          <table:table-cell office:value-type="date" office:date-value="2025-03-25T00:00:00" table:style-name="ce2">
            <text:p>25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IANE SILVA DE BARROS</text:p>
          </table:table-cell>
          <table:table-cell office:value-type="date" office:date-value="2000-09-24T00:00:00" table:style-name="ce2">
            <text:p>24/09/2000</text:p>
          </table:table-cell>
          <table:table-cell office:value-type="string" table:style-name="ce1">
            <text:p>24 anos e 11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884.624-43</text:p>
          </table:table-cell>
          <table:table-cell office:value-type="float" office:value="700809909941985" table:style-name="ce1">
            <text:p>7,0081E+14</text:p>
          </table:table-cell>
          <table:table-cell office:value-type="string" table:style-name="ce1">
            <text:p>(81) 98563-2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órrego da areia</text:p>
          </table:table-cell>
          <table:table-cell office:value-type="string" table:style-name="ce1">
            <text:p>5368C</text:p>
          </table:table-cell>
          <table:table-cell office:value-type="string" table:style-name="ce1">
            <text:p>ACS:LAUDICÉ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4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3" table:style-name="ce1">
            <text:p>74,3</text:p>
          </table:table-cell>
          <table:table-cell office:value-type="float" office:value="163" table:style-name="ce1">
            <text:p>163</text:p>
          </table:table-cell>
          <table:table-cell office:value-type="date" office:date-value="2025-04-08T00:00:00" table:style-name="ce2">
            <text:p>08/04/2025</text:p>
          </table:table-cell>
          <table:table-cell office:value-type="string" table:style-name="ce1">
            <text:p>90/60</text:p>
          </table:table-cell>
          <table:table-cell office:value-type="date" office:date-value="2025-04-08T00:00:00" table:style-name="ce2">
            <text:p>08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" table:style-name="ce1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MILY FREITAS FOS PRAZERES</text:p>
          </table:table-cell>
          <table:table-cell office:value-type="date" office:date-value="2003-05-22T00:00:00" table:style-name="ce2">
            <text:p>22/05/2003</text:p>
          </table:table-cell>
          <table:table-cell office:value-type="string" table:style-name="ce1">
            <text:p>22 anos e 3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2.108.744-40</text:p>
          </table:table-cell>
          <table:table-cell office:value-type="float" office:value="709807026666992" table:style-name="ce1">
            <text:p>7,09807E+14</text:p>
          </table:table-cell>
          <table:table-cell office:value-type="string" table:style-name="ce1">
            <text:p>(81) 98302-58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órrego do joaquim</text:p>
          </table:table-cell>
          <table:table-cell office:value-type="string" table:style-name="ce1">
            <text:p>271B</text:p>
          </table:table-cell>
          <table:table-cell office:value-type="string" table:style-name="ce1">
            <text:p>ACS: LAUDICÉ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30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3" table:style-name="ce1">
            <text:p>62,3</text:p>
          </table:table-cell>
          <table:table-cell office:value-type="float" office:value="175" table:style-name="ce1">
            <text:p>175</text:p>
          </table:table-cell>
          <table:table-cell office:value-type="date" office:date-value="2024-11-27T00:00:00" table:style-name="ce2">
            <text:p>27/11/2024</text:p>
          </table:table-cell>
          <table:table-cell office:value-type="string" table:style-name="ce1">
            <text:p>90/60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YS BORBA DA SILVA</text:p>
          </table:table-cell>
          <table:table-cell office:value-type="date" office:date-value="2002-12-02T00:00:00" table:style-name="ce2">
            <text:p>02/12/2002</text:p>
          </table:table-cell>
          <table:table-cell office:value-type="string" table:style-name="ce1">
            <text:p>22 anos e 8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0.461.084-79</text:p>
          </table:table-cell>
          <table:table-cell office:value-type="float" office:value="703204609636090" table:style-name="ce1">
            <text:p>7,03205E+14</text:p>
          </table:table-cell>
          <table:table-cell office:value-type="string" table:style-name="ce1">
            <text:p>(81) 98426-4496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órrego da areia</text:p>
          </table:table-cell>
          <table:table-cell office:value-type="string" table:style-name="ce1">
            <text:p>5378B</text:p>
          </table:table-cell>
          <table:table-cell office:value-type="string" table:style-name="ce1">
            <text:p>ACS: LAUDICÉ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2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7" table:style-name="ce1">
            <text:p>48,7</text:p>
          </table:table-cell>
          <table:table-cell office:value-type="float" office:value="163" table:style-name="ce1">
            <text:p>163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100/6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RELA FELÍCIO GOMES DOS SANTOS</text:p>
          </table:table-cell>
          <table:table-cell office:value-type="date" office:date-value="1988-03-23T00:00:00" table:style-name="ce2">
            <text:p>23/03/1988</text:p>
          </table:table-cell>
          <table:table-cell office:value-type="string" table:style-name="ce1">
            <text:p>37 anos e 5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3.887.754-84</text:p>
          </table:table-cell>
          <table:table-cell office:value-type="float" office:value="700500904742652" table:style-name="ce1">
            <text:p>7,00501E+14</text:p>
          </table:table-cell>
          <table:table-cell office:value-type="string" table:style-name="ce1">
            <text:p>(81) 97909-74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dro da cocad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CS: LAUDICÉ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.1" table:style-name="ce1">
            <text:p>93,1</text:p>
          </table:table-cell>
          <table:table-cell office:value-type="float" office:value="172" table:style-name="ce1">
            <text:p>172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100/70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BECA SILVA DE SANTANA</text:p>
          </table:table-cell>
          <table:table-cell office:value-type="date" office:date-value="2000-04-18T00:00:00" table:style-name="ce2">
            <text:p>18/04/2000</text:p>
          </table:table-cell>
          <table:table-cell office:value-type="string" table:style-name="ce1">
            <text:p>25 anos e 4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5.590.434-66</text:p>
          </table:table-cell>
          <table:table-cell office:value-type="float" office:value="704502334577017" table:style-name="ce1">
            <text:p>7,04502E+14</text:p>
          </table:table-cell>
          <table:table-cell office:value-type="string" table:style-name="ce1">
            <text:p>(81) 98595-21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oledo</text:p>
          </table:table-cell>
          <table:table-cell office:value-type="string" table:style-name="ce1">
            <text:p>96B</text:p>
          </table:table-cell>
          <table:table-cell office:value-type="string" table:style-name="ce1">
            <text:p>ACS: LAUDICÉ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36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3" table:style-name="ce1">
            <text:p>60,3</text:p>
          </table:table-cell>
          <table:table-cell office:value-type="float" office:value="151" table:style-name="ce1">
            <text:p>151</text:p>
          </table:table-cell>
          <table:table-cell office:value-type="date" office:date-value="2024-10-22T00:00:00" table:style-name="ce2">
            <text:p>22/10/2024</text:p>
          </table:table-cell>
          <table:table-cell office:value-type="string" table:style-name="ce1">
            <text:p>120/80</text:p>
          </table:table-cell>
          <table:table-cell office:value-type="date" office:date-value="2025-06-05T00:00:00" table:style-name="ce2">
            <text:p>05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NA CASSIA ALVES DA SILVA</text:p>
          </table:table-cell>
          <table:table-cell office:value-type="date" office:date-value="1988-06-18T00:00:00" table:style-name="ce2">
            <text:p>18/06/1988</text:p>
          </table:table-cell>
          <table:table-cell office:value-type="string" table:style-name="ce1">
            <text:p>37 anos e 2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6.264.314-33</text:p>
          </table:table-cell>
          <table:table-cell office:value-type="float" office:value="704609656589825" table:style-name="ce1">
            <text:p>7,0461E+14</text:p>
          </table:table-cell>
          <table:table-cell office:value-type="string" table:style-name="ce1">
            <text:p>(81) 98457-67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ão luís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46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0/50</text:p>
          </table:table-cell>
          <table:table-cell office:value-type="date" office:date-value="2025-07-01T00:00:00" table:style-name="ce2">
            <text:p>01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SSIA KELLY DOS SANTOS</text:p>
          </table:table-cell>
          <table:table-cell office:value-type="date" office:date-value="1994-04-12T00:00:00" table:style-name="ce2">
            <text:p>12/04/1994</text:p>
          </table:table-cell>
          <table:table-cell office:value-type="string" table:style-name="ce1">
            <text:p>31 anos e 4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010.464-90</text:p>
          </table:table-cell>
          <table:table-cell office:value-type="float" office:value="703008839909574" table:style-name="ce1">
            <text:p>7,03009E+14</text:p>
          </table:table-cell>
          <table:table-cell office:value-type="string" table:style-name="ce1">
            <text:p>(81) 97314-11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 brasilei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6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6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ZANGELA GOMES DA SILVA</text:p>
          </table:table-cell>
          <table:table-cell office:value-type="date" office:date-value="1985-08-31T00:00:00" table:style-name="ce2">
            <text:p>31/08/1985</text:p>
          </table:table-cell>
          <table:table-cell office:value-type="string" table:style-name="ce1">
            <text:p>40 ano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2.891.884-05</text:p>
          </table:table-cell>
          <table:table-cell office:value-type="float" office:value="705003293226650" table:style-name="ce1">
            <text:p>7,05003E+14</text:p>
          </table:table-cell>
          <table:table-cell office:value-type="string" table:style-name="ce1">
            <text:p>(81) 99630-817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 boleiro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CASA D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4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2" table:style-name="ce1">
            <text:p>73,2</text:p>
          </table:table-cell>
          <table:table-cell office:value-type="float" office:value="160" table:style-name="ce1">
            <text:p>160</text:p>
          </table:table-cell>
          <table:table-cell office:value-type="date" office:date-value="2023-04-13T00:00:00" table:style-name="ce2">
            <text:p>13/04/2023</text:p>
          </table:table-cell>
          <table:table-cell office:value-type="string" table:style-name="ce1">
            <text:p>100/60</text:p>
          </table:table-cell>
          <table:table-cell office:value-type="date" office:date-value="2023-04-13T00:00:00" table:style-name="ce2">
            <text:p>13/04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VELIN FERNANDA SILVA DOS SANTOS</text:p>
          </table:table-cell>
          <table:table-cell office:value-type="date" office:date-value="2005-09-15T00:00:00" table:style-name="ce2">
            <text:p>15/09/2005</text:p>
          </table:table-cell>
          <table:table-cell office:value-type="string" table:style-name="ce1">
            <text:p>19 anos e 11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476.344-21</text:p>
          </table:table-cell>
          <table:table-cell office:value-type="float" office:value="708201616667247" table:style-name="ce1">
            <text:p>7,08202E+14</text:p>
          </table:table-cell>
          <table:table-cell office:value-type="string" table:style-name="ce1">
            <text:p>(81) 98396-17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ão luí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4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" table:style-name="ce1">
            <text:p>62</text:p>
          </table:table-cell>
          <table:table-cell office:value-type="float" office:value="165" table:style-name="ce1">
            <text:p>165</text:p>
          </table:table-cell>
          <table:table-cell office:value-type="date" office:date-value="2024-12-09T00:00:00" table:style-name="ce2">
            <text:p>09/12/2024</text:p>
          </table:table-cell>
          <table:table-cell office:value-type="string" table:style-name="ce1">
            <text:p>110/7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OLINE CIBELE MARQUES DO NASCIMENTO</text:p>
          </table:table-cell>
          <table:table-cell office:value-type="date" office:date-value="1998-06-30T00:00:00" table:style-name="ce2">
            <text:p>30/06/1998</text:p>
          </table:table-cell>
          <table:table-cell office:value-type="string" table:style-name="ce1">
            <text:p>27 anos e 2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4.624.694-76</text:p>
          </table:table-cell>
          <table:table-cell office:value-type="float" office:value="702007853957484" table:style-name="ce1">
            <text:p>7,02008E+14</text:p>
          </table:table-cell>
          <table:table-cell office:value-type="string" table:style-name="ce1">
            <text:p>(81) 98701-48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em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7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147" table:style-name="ce1">
            <text:p>147</text:p>
          </table:table-cell>
          <table:table-cell office:value-type="date" office:date-value="2025-01-28T00:00:00" table:style-name="ce2">
            <text:p>28/01/2025</text:p>
          </table:table-cell>
          <table:table-cell office:value-type="string" table:style-name="ce1">
            <text:p>100/70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Habitual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BEATRIZ BEZERRA DA SILVA</text:p>
          </table:table-cell>
          <table:table-cell office:value-type="date" office:date-value="2003-03-25T00:00:00" table:style-name="ce2">
            <text:p>25/03/2003</text:p>
          </table:table-cell>
          <table:table-cell office:value-type="string" table:style-name="ce1">
            <text:p>22 anos e 5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229.124-30</text:p>
          </table:table-cell>
          <table:table-cell office:value-type="float" office:value="702900571155475" table:style-name="ce1">
            <text:p>7,02901E+14</text:p>
          </table:table-cell>
          <table:table-cell office:value-type="string" table:style-name="ce1">
            <text:p>(81) 98500-58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 brasileir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61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2" table:style-name="ce1">
            <text:p>58,2</text:p>
          </table:table-cell>
          <table:table-cell office:value-type="float" office:value="150" table:style-name="ce1">
            <text:p>150</text:p>
          </table:table-cell>
          <table:table-cell office:value-type="date" office:date-value="2025-04-29T00:00:00" table:style-name="ce2">
            <text:p>29/04/2025</text:p>
          </table:table-cell>
          <table:table-cell office:value-type="string" table:style-name="ce1">
            <text:p>95/50</text:p>
          </table:table-cell>
          <table:table-cell office:value-type="date" office:date-value="2025-04-29T00:00:00" table:style-name="ce2">
            <text:p>29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" table:style-name="ce1">
            <text:p>5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DE FATIMA DA COSTA BARBOZA</text:p>
          </table:table-cell>
          <table:table-cell office:value-type="date" office:date-value="1983-02-16T00:00:00" table:style-name="ce2">
            <text:p>16/02/1983</text:p>
          </table:table-cell>
          <table:table-cell office:value-type="string" table:style-name="ce1">
            <text:p>42 anos e 6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0.871.574-47</text:p>
          </table:table-cell>
          <table:table-cell office:value-type="float" office:value="702507358160831" table:style-name="ce1">
            <text:p>7,02507E+14</text:p>
          </table:table-cell>
          <table:table-cell office:value-type="string" table:style-name="ce1">
            <text:p>(81) 99999-83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 boleiro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4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599999999999994" table:style-name="ce1">
            <text:p>77,6</text:p>
          </table:table-cell>
          <table:table-cell office:value-type="float" office:value="150" table:style-name="ce1">
            <text:p>150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146/97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LUIZA DA SILVA SANTOS</text:p>
          </table:table-cell>
          <table:table-cell office:value-type="date" office:date-value="2005-05-29T00:00:00" table:style-name="ce2">
            <text:p>29/05/2005</text:p>
          </table:table-cell>
          <table:table-cell office:value-type="string" table:style-name="ce1">
            <text:p>20 anos e 3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6.976.854-40</text:p>
          </table:table-cell>
          <table:table-cell office:value-type="float" office:value="700707991553572" table:style-name="ce1">
            <text:p>7,00708E+14</text:p>
          </table:table-cell>
          <table:table-cell office:value-type="string" table:style-name="ce1">
            <text:p>(81) 99273-46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rto vilma</text:p>
          </table:table-cell>
          <table:table-cell office:value-type="string" table:style-name="ce1">
            <text:p>24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43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90/5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YASMIM DA SILVA SOUZA</text:p>
          </table:table-cell>
          <table:table-cell office:value-type="date" office:date-value="2007-03-19T00:00:00" table:style-name="ce2">
            <text:p>19/03/2007</text:p>
          </table:table-cell>
          <table:table-cell office:value-type="string" table:style-name="ce1">
            <text:p>18 anos e 5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9.533.864-28</text:p>
          </table:table-cell>
          <table:table-cell office:value-type="float" office:value="705204483519372" table:style-name="ce1">
            <text:p>7,05204E+14</text:p>
          </table:table-cell>
          <table:table-cell office:value-type="string" table:style-name="ce1">
            <text:p>(81) 99724-2388</text:p>
          </table:table-cell>
          <table:table-cell office:value-type="string" table:style-name="ce1">
            <text:p>(81) 3304-7032</text:p>
          </table:table-cell>
          <table:table-cell office:value-type="string" table:style-name="ce1">
            <text:p>(81) 3355-64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 boleiro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4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650000000000006" table:style-name="ce1">
            <text:p>66,65</text:p>
          </table:table-cell>
          <table:table-cell office:value-type="float" office:value="144" table:style-name="ce1">
            <text:p>144</text:p>
          </table:table-cell>
          <table:table-cell office:value-type="date" office:date-value="2021-06-09T00:00:00" table:style-name="ce2">
            <text:p>09/06/2021</text:p>
          </table:table-cell>
          <table:table-cell office:value-type="string" table:style-name="ce1">
            <text:p>100/60</text:p>
          </table:table-cell>
          <table:table-cell office:value-type="date" office:date-value="2025-07-01T00:00:00" table:style-name="ce2">
            <text:p>01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LENA VITORIA DA SILVA MARTINIANO</text:p>
          </table:table-cell>
          <table:table-cell office:value-type="date" office:date-value="2005-08-23T00:00:00" table:style-name="ce2">
            <text:p>23/08/2005</text:p>
          </table:table-cell>
          <table:table-cell office:value-type="string" table:style-name="ce1">
            <text:p>20 ano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0402932829743" table:style-name="ce1">
            <text:p>7,00403E+14</text:p>
          </table:table-cell>
          <table:table-cell office:value-type="string" table:style-name="ce1">
            <text:p>(81) 98368-77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órrego da areia</text:p>
          </table:table-cell>
          <table:table-cell office:value-type="float" office:value="1298" table:style-name="ce1">
            <text:p>12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2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.8" table:style-name="ce1">
            <text:p>51,8</text:p>
          </table:table-cell>
          <table:table-cell office:value-type="float" office:value="171" table:style-name="ce1">
            <text:p>171</text:p>
          </table:table-cell>
          <table:table-cell office:value-type="date" office:date-value="2025-03-11T00:00:00" table:style-name="ce2">
            <text:p>11/03/2025</text:p>
          </table:table-cell>
          <table:table-cell office:value-type="string" table:style-name="ce1">
            <text:p>95/5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ESSANDRA SANTOS DA SILVA</text:p>
          </table:table-cell>
          <table:table-cell office:value-type="date" office:date-value="1998-06-15T00:00:00" table:style-name="ce2">
            <text:p>15/06/1998</text:p>
          </table:table-cell>
          <table:table-cell office:value-type="string" table:style-name="ce1">
            <text:p>27 anos e 2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563.054-44</text:p>
          </table:table-cell>
          <table:table-cell office:value-type="float" office:value="700005246184905" table:style-name="ce1">
            <text:p>7,00005E+14</text:p>
          </table:table-cell>
          <table:table-cell office:value-type="string" table:style-name="ce1">
            <text:p>(81) 97339-96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ua subida do ratinh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19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8" table:style-name="ce1">
            <text:p>87,8</text:p>
          </table:table-cell>
          <table:table-cell office:value-type="float" office:value="164" table:style-name="ce1">
            <text:p>164</text:p>
          </table:table-cell>
          <table:table-cell office:value-type="date" office:date-value="2021-12-07T00:00:00" table:style-name="ce2">
            <text:p>07/12/2021</text:p>
          </table:table-cell>
          <table:table-cell office:value-type="string" table:style-name="ce1">
            <text:p>100/60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AROLINA SOARES CARNEIRO</text:p>
          </table:table-cell>
          <table:table-cell office:value-type="date" office:date-value="2004-05-16T00:00:00" table:style-name="ce2">
            <text:p>16/05/2004</text:p>
          </table:table-cell>
          <table:table-cell office:value-type="string" table:style-name="ce1">
            <text:p>21 anos e 3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4.888.514-01</text:p>
          </table:table-cell>
          <table:table-cell office:value-type="float" office:value="700509924353153" table:style-name="ce1">
            <text:p>7,0051E+14</text:p>
          </table:table-cell>
          <table:table-cell office:value-type="string" table:style-name="ce1">
            <text:p>(81) 98888-88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órrego da areia</text:p>
          </table:table-cell>
          <table:table-cell office:value-type="float" office:value="911" table:style-name="ce1">
            <text:p>911</text:p>
          </table:table-cell>
          <table:table-cell office:value-type="string" table:style-name="ce1">
            <text:p>ACS ELD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TALITA QUEIROZ DE ARAUJO</text:p>
          </table:table-cell>
          <table:table-cell office:value-type="date" office:date-value="1993-11-15T00:00:00" table:style-name="ce2">
            <text:p>15/11/1993</text:p>
          </table:table-cell>
          <table:table-cell office:value-type="string" table:style-name="ce1">
            <text:p>31 anos e 9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6.309.134-98</text:p>
          </table:table-cell>
          <table:table-cell office:value-type="float" office:value="706201050413263" table:style-name="ce1">
            <text:p>7,06201E+14</text:p>
          </table:table-cell>
          <table:table-cell office:value-type="string" table:style-name="ce1">
            <text:p>(81) 98728-64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elisburg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3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90/5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ORENA VITORIA FIGUEIROA DE FREITAS</text:p>
          </table:table-cell>
          <table:table-cell office:value-type="date" office:date-value="2007-05-25T00:00:00" table:style-name="ce2">
            <text:p>25/05/2007</text:p>
          </table:table-cell>
          <table:table-cell office:value-type="string" table:style-name="ce1">
            <text:p>18 anos e 3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2302167852418" table:style-name="ce1">
            <text:p>7,02302E+14</text:p>
          </table:table-cell>
          <table:table-cell office:value-type="string" table:style-name="ce1">
            <text:p>(81) 98551-89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órrego da arei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" table:style-name="ce1">
            <text:p>53</text:p>
          </table:table-cell>
          <table:table-cell office:value-type="float" office:value="154" table:style-name="ce1">
            <text:p>154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120/70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ORENA VITORIA FIGUEROA DE FREITAS</text:p>
          </table:table-cell>
          <table:table-cell office:value-type="date" office:date-value="2007-05-25T00:00:00" table:style-name="ce2">
            <text:p>25/05/2007</text:p>
          </table:table-cell>
          <table:table-cell office:value-type="string" table:style-name="ce1">
            <text:p>18 anos e 3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8.232.624-19</text:p>
          </table:table-cell>
          <table:table-cell office:value-type="float" office:value="898001086143363" table:style-name="ce1">
            <text:p>8,98001E+14</text:p>
          </table:table-cell>
          <table:table-cell office:value-type="string" table:style-name="ce1">
            <text:p>(81) 98463-61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recê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33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" table:style-name="ce1">
            <text:p>51</text:p>
          </table:table-cell>
          <table:table-cell office:value-type="float" office:value="154" table:style-name="ce1">
            <text:p>154</text:p>
          </table:table-cell>
          <table:table-cell office:value-type="date" office:date-value="2025-05-06T00:00:00" table:style-name="ce2">
            <text:p>06/05/2025</text:p>
          </table:table-cell>
          <table:table-cell office:value-type="string" table:style-name="ce1">
            <text:p>125/72</text:p>
          </table:table-cell>
          <table:table-cell office:value-type="date" office:date-value="2025-05-06T00:00:00" table:style-name="ce2">
            <text:p>06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HALIA ANDRADE DA SILVA</text:p>
          </table:table-cell>
          <table:table-cell office:value-type="date" office:date-value="1992-12-27T00:00:00" table:style-name="ce2">
            <text:p>27/12/1992</text:p>
          </table:table-cell>
          <table:table-cell office:value-type="string" table:style-name="ce1">
            <text:p>32 anos e 8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0.807.904-96</text:p>
          </table:table-cell>
          <table:table-cell office:value-type="float" office:value="705008898677354" table:style-name="ce1">
            <text:p>7,05009E+14</text:p>
          </table:table-cell>
          <table:table-cell office:value-type="string" table:style-name="ce1">
            <text:p>(81) 99250-66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a saude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13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5" table:style-name="ce1">
            <text:p>78,5</text:p>
          </table:table-cell>
          <table:table-cell office:value-type="float" office:value="167" table:style-name="ce1">
            <text:p>167</text:p>
          </table:table-cell>
          <table:table-cell office:value-type="date" office:date-value="2020-08-18T00:00:00" table:style-name="ce2">
            <text:p>18/08/2020</text:p>
          </table:table-cell>
          <table:table-cell office:value-type="string" table:style-name="ce1">
            <text:p>120/70</text:p>
          </table:table-cell>
          <table:table-cell office:value-type="date" office:date-value="2024-07-23T00:00:00" table:style-name="ce2">
            <text:p>23/07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1" table:style-name="ce1">
            <text:p>30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LITA ARAUJO DOS SANTOS</text:p>
          </table:table-cell>
          <table:table-cell office:value-type="date" office:date-value="2001-08-26T00:00:00" table:style-name="ce2">
            <text:p>26/08/2001</text:p>
          </table:table-cell>
          <table:table-cell office:value-type="string" table:style-name="ce1">
            <text:p>24 ano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358.784-40</text:p>
          </table:table-cell>
          <table:table-cell office:value-type="float" office:value="898003206543578" table:style-name="ce1">
            <text:p>8,98003E+14</text:p>
          </table:table-cell>
          <table:table-cell office:value-type="string" table:style-name="ce1">
            <text:p>(81) 98593-06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írio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7" table:style-name="ce1">
            <text:p>77,7</text:p>
          </table:table-cell>
          <table:table-cell office:value-type="float" office:value="162" table:style-name="ce1">
            <text:p>162</text:p>
          </table:table-cell>
          <table:table-cell office:value-type="date" office:date-value="2025-04-24T00:00:00" table:style-name="ce2">
            <text:p>24/04/2025</text:p>
          </table:table-cell>
          <table:table-cell office:value-type="string" table:style-name="ce1">
            <text:p>100/60</text:p>
          </table:table-cell>
          <table:table-cell office:value-type="date" office:date-value="2025-04-24T00:00:00" table:style-name="ce2">
            <text:p>24/04/2025</text:p>
          </table:table-cell>
          <table:table-cell office:value-type="string" table:style-name="ce1">
            <text:p>Habitual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32:58Z</meta:creation-date>
    <dc:date>2025-09-16T19:32:58Z</dc:date>
  </office:meta>
</office:document-meta>
</file>